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b023f" officeooo:paragraph-rsid="001b023f"/>
    </style:style>
    <style:style style:name="P2" style:family="paragraph" style:parent-style-name="Text_20_body">
      <style:text-properties officeooo:rsid="001b023f" officeooo:paragraph-rsid="001d1fee"/>
    </style:style>
    <style:style style:name="P3" style:family="paragraph" style:parent-style-name="Text_20_body" style:list-style-name="L1">
      <style:text-properties officeooo:paragraph-rsid="001d1fee"/>
    </style:style>
    <style:style style:name="P4" style:family="paragraph" style:parent-style-name="Text_20_body" style:list-style-name="L1">
      <style:text-properties officeooo:rsid="001d1fee" officeooo:paragraph-rsid="001d1fee"/>
    </style:style>
    <style:style style:name="P5" style:family="paragraph" style:parent-style-name="Text_20_body">
      <style:text-properties officeooo:rsid="001d2e21" officeooo:paragraph-rsid="001d2e21"/>
    </style:style>
    <style:style style:name="P6" style:family="paragraph" style:parent-style-name="Text_20_body">
      <style:text-properties officeooo:rsid="0020ee38" officeooo:paragraph-rsid="0020ee38"/>
    </style:style>
    <style:style style:name="P7" style:family="paragraph" style:parent-style-name="Heading_20_2">
      <style:text-properties officeooo:rsid="00218151"/>
    </style:style>
    <style:style style:name="T1" style:family="text">
      <style:text-properties officeooo:rsid="001cf51d"/>
    </style:style>
    <style:style style:name="T2" style:family="text">
      <style:text-properties officeooo:rsid="001ea6c1"/>
    </style:style>
    <style:style style:name="T3" style:family="text">
      <style:text-properties officeooo:rsid="001f21a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ndu Mandel</text:h>
      <text:h text:style-name="Heading_20_2" text:outline-level="2">But de ce TP</text:h>
      <text:p text:style-name="P1"><text:span text:style-name="T1">Être</text:span> capable de paralléliser un programme et faire en sorte de pouvoir faire une partage de charge entre les processeurs un peut « intelligent ».</text:p>
      <text:h text:style-name="Heading_20_2" text:outline-level="2">Solution</text:h>
      <text:p text:style-name="P2">Nous avons décidé de diviser les calculs en « petits travaux ». L’implémentation de cette solution est assez simple : un processeur sert de maître et distribue les taches aux processeurs disponible. <text:span text:style-name="T1">En résumé :</text:span></text:p>
      <text:list xml:id="list7294736643502357232" text:style-name="L1">
        <text:list-item>
          <text:p text:style-name="P3"><text:span text:style-name="T1">à l'initialisation, le processeur maître va commencer par distribuer une tache à tous les processeurs disponible</text:span></text:p>
        </text:list-item>
        <text:list-item>
          <text:p text:style-name="P4">tant qu'il y a des bandes à traiter, le processeur maître attend de recevoir les informations d'un processeur et dès que c'est le cas, il lui renvoie une autre bande à traiter</text:p>
        </text:list-item>
        <text:list-item>
          <text:p text:style-name="P4">Lorsqu'il n'y a plus de bandes à traiter, il attend de recevoir les bandes restante, il informe les autres processeurs qu'il n'y a plus de travail et il génère l'image.</text:p>
        </text:list-item>
      </text:list>
      <text:p text:style-name="P5">PS :Nous avons essayé de commenter le fichier c le plus complètement possible pour permettre une meilleur <text:span text:style-name="T2">compréhension</text:span> des détails de notre <text:span text:style-name="T3">implémentation.</text:span> </text:p>
      <text:h text:style-name="P7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text">
      <style:text-properties style:font-name="Courier 10 Pitch" fo:font-family="'Courier 10 Pitch'" style:font-pitch="fixed" fo:font-size="11pt" officeooo:rsid="00196bef" style:font-size-asian="11pt" style:font-size-complex="11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kouere </meta:initial-creator>
    <meta:creation-date>2015-03-10T10:38:27.338102400</meta:creation-date>
    <dc:date>2015-03-10T11:24:42.563932840</dc:date>
    <dc:creator>rkouere </dc:creator>
    <meta:editing-duration>PT37M40S</meta:editing-duration>
    <meta:editing-cycles>8</meta:editing-cycles>
    <meta:generator>LibreOffice/4.2.7.2$Linux_X86_64 LibreOffice_project/420m0$Build-2</meta:generator>
    <meta:document-statistic meta:table-count="0" meta:image-count="0" meta:object-count="0" meta:page-count="1" meta:paragraph-count="9" meta:word-count="171" meta:character-count="1005" meta:non-whitespace-character-count="845"/>
  </office:meta>
</office:document-meta>
</file>